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ilogue</text:p>
      <text:p text:style-name="Standard"/>
      <text:p text:style-name="Standard"/>
      <text:p text:style-name="Standard"/>
      <text:p text:style-name="Standard"><text:s text:c="3"/>After reading these messages, I am sure you are ready for messages level three. It will continue the exciting journey <text:s/>into the universe with more miracles and more magic. Stay tuned …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6-02-05T11:48:07.86</meta:creation-date>
    <dc:date>2016-02-05T15:19:46.90</dc:date>
    <dc:creator>Peter Glen</dc:creator>
    <meta:editing-duration>PT2H30M17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1" meta:paragraph-count="2" meta:word-count="33" meta:character-count="196"/>
  </office:meta>
</office:document-meta>
</file>